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Times New Roman" svg:font-family="Times New Roman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fo:color="#000000" style:font-name="Times New Roman" fo:font-size="12pt" fo:language="en" fo:country="GB" fo:font-weight="normal"/>
    </style:style>
    <style:style style:family="text" style:name="T3" style:display-name="T3">
      <style:text-properties style:font-name="Nimbus Sans L" fo:font-size="14pt" fo:language="en" fo:country="US" fo:font-weight="bold"/>
    </style:style>
    <style:style style:family="text" style:name="T4" style:display-name="T4">
      <style:text-properties fo:color="#000000" fo:font-weight="normal" fo:text-transform="none"/>
    </style:style>
    <style:style style:family="text" style:name="T5" style:display-name="T5">
      <style:text-properties fo:color="#000000" fo:font-weight="bold" fo:text-transform="none"/>
    </style:style>
    <style:style style:family="text" style:name="T6" style:display-name="T6">
      <style:text-properties style:font-name="Nimbus Sans L" fo:font-size="14pt" fo:language="en" fo:country="US"/>
    </style:style>
    <style:style style:family="paragraph" style:name="P10" style:display-name="P10" style:parent-style-name="Preformatted-Text">
      <style:paragraph-properties fo:text-align="left" style:writing-mode="lr"/>
      <style:text-properties fo:font-size="10pt" fo:language="en" fo:country="US"/>
    </style:style>
    <style:style style:family="paragraph" style:name="P11" style:display-name="P11" style:parent-style-name="Normal">
      <style:text-properties fo:font-size="10pt" fo:language="en" fo:country="US"/>
    </style:style>
    <style:style style:family="paragraph" style:name="P12" style:display-name="P12" style:list-style-name="L1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3" style:display-name="P13" style:parent-style-name="Text-body">
      <style:paragraph-properties fo:text-align="justify"/>
      <style:text-properties fo:language="en" fo:country="US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parent-style-name="Normal">
      <style:paragraph-properties fo:text-align="left" style:writing-mode="lr"/>
      <style:text-properties fo:language="en" fo:country="US"/>
    </style:style>
    <style:style style:family="paragraph" style:name="P6" style:display-name="P6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8" style:display-name="P8" style:parent-style-name="Heading-3">
      <style:paragraph-properties fo:text-align="justify"/>
    </style:style>
    <style:style style:family="paragraph" style:name="P9" style:display-name="P9" style:parent-style-name="Preformatted-Text">
      <style:text-properties fo:font-size="10pt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5: New function bicgstab (BiConjugate Gradient Stabilized method)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4.0</text:p>
        <text:p text:style-name="P3">Created: Oct 23 2013</text:p>
        <text:p text:style-name="P2"/>
        <text:p text:style-name="P3"/>
        <text:p text:style-name="P4">Abstract</text:p>
        <text:p text:style-name="P3"><text:span text:style-name="T1">The aim of this SEP is to present the new function bicg, which implements the BiConjugate Gradient Stabilized method to solve linear systems.</text:span></text:p>
        <text:p text:style-name="P3"/>
        <text:p text:style-name="P4">Rationale</text:p>
        <text:p text:style-name="P3"><text:span text:style-name="T2">To solve A*x=b linear systems, Scilab proposes the pcg function (Preconditioned Conjugate Gradient method), which requires A be symmetric positive definite.</text:span></text:p>
        <text:p text:style-name="P3"><text:span text:style-name="T2">bicgstab only needs A be square.</text:span></text:p>
        <text:p text:style-name="P3"/>
        <text:p text:style-name="P5">The inputs and outputs of bicgstab are the same as pcg.</text:p>
        <text:p text:style-name="P5"/>
        <text:p text:style-name="P5"><text:span text:style-name="T3">Calling Sequence</text:span></text:p>
        <text:p text:style-name="P6"><text:span text:style-name="T2">The available calling sequence is:</text:span></text:p>
        <text:p text:style-name="P6"/>
        <text:p text:style-name="P7"><text:span text:style-name="T4"> <text:s/>[x, [flag, [err, [iter, [res]]]]] = </text:span><text:span text:style-name="T5">bicgstab </text:span><text:span text:style-name="T4">(A, b [, tol [, maxIter [, M [, M2 [, x0 [, verbose]]]]]])</text:span></text:p>
        <text:p text:style-name="P7"><text:span text:style-name="T4"> <text:s/>[x, [flag, [err, [iter, [res</text:span><text:span text:style-name="T1">]]]]]</text:span><text:span text:style-name="T4"> = </text:span><text:span text:style-name="T5">bicgstab </text:span><text:span text:style-name="T4">(A, b [key=value,...])</text:span></text:p>
        <text:p text:style-name="P7"/>
        <text:p text:style-name="P8"><text:span text:style-name="T6">Example Usage</text:span></text:p>
        <text:p text:style-name="P9"/>
        <text:p text:style-name="P10">// Seven input arguments and all output arguments</text:p>
        <text:p text:style-name="P10">A = [10 1; 1 10];</text:p>
        <text:p text:style-name="P10">b = [11; 11];</text:p>
        <text:p text:style-name="P10">tol = 100*%eps;</text:p>
        <text:p text:style-name="P10">maxit = 10;</text:p>
        <text:p text:style-name="P10">M1 = [1 0; 0 1];</text:p>
        <text:p text:style-name="P10">M2 = [1 0; 0 1];</text:p>
        <text:p text:style-name="P10">x0 = [1; 1];</text:p>
        <text:p text:style-name="P10">[xcomputed, flag, err, iter, res] = bicgstab(A, b, tol, maxit, M1, M2, x0)</text:p>
        <text:p text:style-name="P10">// xexpected = [1; 1]</text:p>
        <text:p text:style-name="P10"/>
        <text:p text:style-name="P10">// Special case where b = 0</text:p>
        <text:p text:style-name="P10">A = [100 1; 1 10];</text:p>
        <text:p text:style-name="P10">b = [0; 0];</text:p>
        <text:p text:style-name="P10">[xcomputed, flag, err, iter, res] = bicgstab(A, b)</text:p>
        <text:p text:style-name="P10">// xexpected = [0; 0];</text:p>
        <text:p text:style-name="P10"/>
        <text:p text:style-name="P10"/>
        <text:p text:style-name="P11"/>
        <text:p text:style-name="P4">Changelog</text:p>
        <text:list text:style-name="L1">
          <text:list-item>
            <text:p text:style-name="P12">– Initial Revision</text:p>
          </text:list-item>
        </text:list>
        <text:p text:style-name="P4">Copyright</text:p>
        <text:p text:style-name="P1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Internet-link-text-text-text-text-text-text-text-text-text" style:display-name="Internet link_text_text_text_text_text_text_text_text_text" style:next-style-name="Internet-link-text-text-text-text-text-text-text-text-text">
      <style:text-properties fo:color="#000080" style:text-underline-type="single"/>
    </style:style>
    <style:style style:family="text" style:name="Teletype-text-text-text-text-text-text-text-text-text" style:display-name="Teletype_text_text_text_text_text_text_text_text_text" style:next-style-name="Teletype-text-text-text-text-text-text-text-text-text">
      <style:text-properties style:font-name="DejaVu Sans Mono"/>
    </style:style>
    <style:style style:family="text" style:name="Source-Text-text-text-text-text-text-text-text-text-text-text-text-text-text-text" style:display-name="Source Text_text_text_text_text_text_text_text_text_text_text_text_text_text_text" style:next-style-name="Source-Text-text-text-text-text-text-text-text-text-text-text-text-text-text-text">
      <style:text-properties style:font-name="Courier New"/>
    </style:style>
    <style:style style:family="text" style:name="Bullet-Symbols-text-text-text-text-text-text-text-text-text-text-text-text-text-text" style:display-name="Bullet Symbols_text_text_text_text_text_text_text_text_text_text_text_text_text_text" style:next-style-name="Bullet-Symbols-text-text-text-text-text-text-text-text-text-text-text-text-text-text">
      <style:text-properties style:font-name="OpenSymbol"/>
    </style:style>
    <style:style style:family="text" style:name="Teletype-text-text-text-text-text-text-text-text-text-text-text-text-text-text-text-text-text-text-text" style:display-name="Teletype_text_text_text_text_text_text_text_text_text_text_text_text_text_text_text_text_text_text_text" style:next-style-name="Teletype-text-text-text-text-text-text-text-text-text-text-text-text-text-text-text-text-text-text-text">
      <style:text-properties style:font-name="DejaVu Sans Mono"/>
    </style:style>
    <style:style style:family="text" style:name="Bullet-Symbols-text-text-text-text-text-text-text-text-text" style:display-name="Bullet Symbols_text_text_text_text_text_text_text_text_text" style:next-style-name="Bullet-Symbols-text-text-text-text-text-text-text-text-text">
      <style:text-properties style:font-name="StarSymbol" fo:font-size="9pt"/>
    </style:style>
    <style:style style:family="text" style:name="Bullet-Symbols-text-text-text-text-text-text-text-text-text-text-text-text-text-text-text-text-text-text-text" style:display-name="Bullet Symbols_text_text_text_text_text_text_text_text_text_text_text_text_text_text_text_text_text_text_text" style:next-style-name="Bullet-Symbols-text-text-text-text-text-text-text-text-text-text-text-text-text-text-text-text-text-text-text">
      <style:text-properties style:font-name="StarSymbol" fo:font-size="9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